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389in" fo:margin-left="0in" fo:break-before="auto" fo:break-after="auto" table:align="left" fo:keep-with-next="auto" style:may-break-between-rows="true" table:border-model="collapsing"/>
    </style:style>
    <style:style style:name="Table1.A" style:family="table-column">
      <style:table-column-properties style:column-width="2.0056in"/>
    </style:style>
    <style:style style:name="Table1.B" style:family="table-column">
      <style:table-column-properties style:column-width="1.2333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13be8d" officeooo:paragraph-rsid="0013be8d"/>
    </style:style>
    <style:style style:name="P2" style:family="paragraph" style:parent-style-name="Text_20_body">
      <style:text-properties officeooo:rsid="00169219" officeooo:paragraph-rsid="00169219"/>
    </style:style>
    <style:style style:name="P3" style:family="paragraph" style:parent-style-name="Text_20_body">
      <style:text-properties officeooo:rsid="00199544" officeooo:paragraph-rsid="00199544"/>
    </style:style>
    <style:style style:name="P4" style:family="paragraph" style:parent-style-name="Text_20_body">
      <style:text-properties officeooo:rsid="001b3e28" officeooo:paragraph-rsid="001b3e28"/>
    </style:style>
    <style:style style:name="P5" style:family="paragraph" style:parent-style-name="Title">
      <style:text-properties officeooo:rsid="000f6065" officeooo:paragraph-rsid="000f6065"/>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be8d" officeooo:paragraph-rsid="0013be8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9219" officeooo:paragraph-rsid="0016921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54abf" officeooo:paragraph-rsid="00154abf"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Heading_20_1">
      <style:text-properties officeooo:rsid="000f6f3a" officeooo:paragraph-rsid="000f6f3a"/>
    </style:style>
    <style:style style:name="P11" style:family="paragraph" style:parent-style-name="Heading_20_1">
      <style:text-properties officeooo:rsid="0024e095" officeooo:paragraph-rsid="0024e095"/>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be8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209f13" officeooo:paragraph-rsid="00209f13"/>
    </style:style>
    <style:style style:name="P14" style:family="paragraph" style:parent-style-name="Text_20_body">
      <style:text-properties officeooo:rsid="0024e095" officeooo:paragraph-rsid="0024e095"/>
    </style:style>
    <style:style style:name="P15" style:family="paragraph" style:parent-style-name="Text_20_body">
      <style:text-properties officeooo:paragraph-rsid="000fbd79"/>
    </style:style>
    <style:style style:name="T1" style:family="text">
      <style:text-properties officeooo:rsid="00102aa9"/>
    </style:style>
    <style:style style:name="T2" style:family="text">
      <style:text-properties officeooo:rsid="00154abf"/>
    </style:style>
    <style:style style:name="T3" style:family="text">
      <style:text-properties officeooo:rsid="00169219"/>
    </style:style>
    <style:style style:name="T4" style:family="text">
      <style:text-properties officeooo:rsid="001d0950"/>
    </style:style>
    <style:style style:name="T5" style:family="text">
      <style:text-properties officeooo:rsid="00226449"/>
    </style:style>
    <style:style style:name="T6" style:family="text">
      <style:text-properties officeooo:rsid="000fbd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edictors</text:span> of Drug Overdose Deaths</text:p>
      <text:h text:style-name="P10" text:outline-level="1">Methodology</text:h>
      <text:p text:style-name="P15"><text:span text:style-name="T6">First, the provided dataset was processed and sanitized. This included formatting adjustments like sanitizing column titles, and it also involved excluding from analysis any counties lacking any values for drug overdose deaths. Any counties missing from any year were excluded from the entire dataset, and any blank columns were removed. All remaining blank cells were filled with the mean value of their column, where the mean was calculated excluding any blank cells. To identify potentially predictive factors, correlation coefficients were calculated between all value columns and the column for drug overdose deaths in 2017. Those factors whose correlation coefficients had an absolute value greater than 0.3 were identified for further analysis. </text:span>To better understand the key factors underlying the drug deaths per county, we built a linear regression model to predict drug deaths in the future given certain information about a county. This regression model, using ordinary least regression, was trained on a subset of features from the CHS dataset. We tried predicting drug overdose deaths in 2017 by county based on county information from previous years. A full list of features can be found in the script output in linear-regression.py in our github. To train the model, we split our data into 60% train data and 40% test data. From there we ran the model with the cross validation algorithm with k = 10. This model was then tested on the 40% test data, and achieved a mean squared error score of 9.09. The r squared value for our model was .8699. We then analyzed the coefficients for each feature from our model, which provided more insight into exactly which features play a key role in drug deaths.</text:p>
      <text:h text:style-name="P10" text:outline-level="1">Model Interpretation</text:h>
      <text:p text:style-name="P1">Upon review of the coefficients produced by the linear regression model, some factors showed interesting trends. These are summarized in the table below, <text:span text:style-name="T2">with the regression coefficient for each year of the indicated data listed in the appropriate column</text:span>:</text:p>
      <table:table table:name="Table1" table:style-name="Table1" table:template-name="Default Style">
        <table:table-column table:style-name="Table1.A"/>
        <table:table-column table:style-name="Table1.B" table:number-columns-repeated="4"/>
        <table:table-row table:style-name="Table1.1">
          <table:table-cell table:style-name="Table1.A1" office:value-type="string">
            <text:p text:style-name="P8">Value Label</text:p>
          </table:table-cell>
          <table:table-cell table:style-name="Table1.A1" office:value-type="string">
            <text:p text:style-name="P9">2014</text:p>
          </table:table-cell>
          <table:table-cell table:style-name="Table1.A1" office:value-type="string">
            <text:p text:style-name="P9">2015</text:p>
          </table:table-cell>
          <table:table-cell table:style-name="Table1.A1" office:value-type="string">
            <text:p text:style-name="P9">2016</text:p>
          </table:table-cell>
          <table:table-cell table:style-name="Table1.E1" office:value-type="string">
            <text:p text:style-name="P9">2017</text:p>
          </table:table-cell>
        </table:table-row>
        <table:table-row>
          <table:table-cell table:style-name="Table1.A2" office:value-type="string">
            <text:p text:style-name="P6">Adult Smoking</text:p>
          </table:table-cell>
          <table:table-cell table:style-name="Table1.A2" office:value-type="string">
            <text:p text:style-name="P6">-<text:span text:style-name="T3">5</text:span></text:p>
          </table:table-cell>
          <table:table-cell table:style-name="Table1.A2" office:value-type="string">
            <text:p text:style-name="P12">5</text:p>
          </table:table-cell>
          <table:table-cell table:style-name="Table1.A2" office:value-type="string">
            <text:p text:style-name="P7">19</text:p>
          </table:table-cell>
          <table:table-cell table:style-name="Table1.E2" office:value-type="string">
            <text:p text:style-name="P7">7</text:p>
          </table:table-cell>
        </table:table-row>
        <table:table-row>
          <table:table-cell table:style-name="Table1.A2" office:value-type="string">
            <text:p text:style-name="P7">Diabetes</text:p>
          </table:table-cell>
          <table:table-cell table:style-name="Table1.A2" office:value-type="string">
            <text:p text:style-name="P6">-<text:span text:style-name="T3">13</text:span></text:p>
          </table:table-cell>
          <table:table-cell table:style-name="Table1.A2" office:value-type="string">
            <text:p text:style-name="P7">2</text:p>
          </table:table-cell>
          <table:table-cell table:style-name="Table1.A2" office:value-type="string">
            <text:p text:style-name="P7">28</text:p>
          </table:table-cell>
          <table:table-cell table:style-name="Table1.E2" office:value-type="string">
            <text:p text:style-name="P6">-<text:span text:style-name="T3">13</text:span></text:p>
          </table:table-cell>
        </table:table-row>
        <table:table-row>
          <table:table-cell table:style-name="Table1.A2" office:value-type="string">
            <text:p text:style-name="P7">Frequent Mental Distress</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E2" office:value-type="string">
            <text:p text:style-name="P7">24</text:p>
          </table:table-cell>
        </table:table-row>
        <table:table-row table:style-name="Table1.1">
          <table:table-cell table:style-name="Table1.A2" office:value-type="string">
            <text:p text:style-name="P7">Frequent Physical Distress</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E2" office:value-type="string">
            <text:p text:style-name="P6">-<text:span text:style-name="T3">24</text:span></text:p>
          </table:table-cell>
        </table:table-row>
      </table:table>
      <text:p text:style-name="P1"/>
      <text:p text:style-name="P2">A large (very positive) coefficient indicates that the feature in that year is strongly linked to many drug overdose deaths in 2017, while a small (very negative) coefficient indicates that the feature in that year is strongly linked to few drug overdose deaths in 2017.</text:p>
      <text:p text:style-name="P3"><text:soft-page-break/>Based on these coefficients, adult smoking and diabetes may be strong positive predictors of drug overdose deaths in the following year. Both are less strong and more inconsistent in other years. Frequent mental distress appears to be a strong positive indicator of simultaneous drug overdose deaths, while frequent physical distress appears to be a strong negative indicator of concurrent drug overdose deaths (in the same year).</text:p>
      <text:h text:style-name="P10" text:outline-level="1">Model Validity</text:h>
      <text:p text:style-name="P4">To evaluate the validity of the model itself, which is crucial for determining whether the indicators above are reliable, a variety of statistical techniques were employed. The mean squared error (MSE) from the regression model <text:span text:style-name="T4">was 9, while the data ranged approximately from 0 to 90 (mean: 18, standard deviation: 8). This indicates that, on average, our model is off by around 3 compared to values around 18—an expected error of around 17%. An independent T-Test yielded a p-value of 0.8, indicating that the predicted and actual data likely come from the same population. Overall, this indicates that the model, while not exceptionally accurate, is accurate enough to be potentially useful.</text:span></text:p>
      <text:h text:style-name="P10" text:outline-level="1">Conclusions</text:h>
      <text:p text:style-name="P13">While the model is not exceptionally accurate in predicting precisely how the drug overdose rate will change in response to the identified factors, it is precise enough to identify whether overdose deaths are likely to increase or decrease the following year. Adult smoking and diabetes are both strong predictors, indicating they could be fueling the epidemic. This insight could be used by resource distributors to identify which areas are likely to need more resources in the future. It also suggests that decreasing smoking and better treating diabetes might help prevent overdose deaths, though this causal link is tenuous at best. <text:span text:style-name="T5">These factors show more erratic changes in the other years, but this may be because complicating factors play more of a role on longer timescales—the causal link is simply less direct—and because the overdose death rate in 2017 may not yet have been affected by the factors in the same year. Frequent mental and physical distress also seem to be related to drug overdose deaths, but it is not clear whether they are indicators or consequences since they are related in the same year as the frequency of overdose deaths examined. This relationship is in need of further study.</text:span></text:p>
      <text:h text:style-name="P11" text:outline-level="1">Challenges</text:h>
      <text:p text:style-name="P14">We encountered several challenges throughout the competition. From the beginning, data wrangling was an issue. The different years of CHR data contained different column names and counties, as well as differently formatted data. Fixing all of these issues to create a usable final data .csv file was the biggest difficulty. We also encountered difficulties with the modeling process, specifically identifying which features from our model could provide insight into the drug death levels. In the end we were able to narrow down the feature set and identify several features that are key factors in the cri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1" fo:font-family="Arial" style:font-family-generic="swiss" style:font-pitch="variable" fo:font-size="12pt" fo:font-style="normal" fo:text-shadow="none" style:text-underline-style="none" fo:font-weight="normal" officeooo:rsid="0013be8d"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03:44:56.055889185</meta:creation-date>
    <dc:date>2018-03-11T05:35:16.531124000</dc:date>
    <meta:editing-duration>PT1H40M24S</meta:editing-duration>
    <meta:editing-cycles>23</meta:editing-cycles>
    <meta:generator>LibreOffice/6.0.2.1$MacOSX_X86_64 LibreOffice_project/f7f06a8f319e4b62f9bc5095aa112a65d2f3ac89</meta:generator>
    <meta:document-statistic meta:table-count="1" meta:image-count="0" meta:object-count="0" meta:page-count="2" meta:paragraph-count="32" meta:word-count="875" meta:character-count="5399" meta:non-whitespace-character-count="4559"/>
  </office:meta>
</office:document-meta>
</file>